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726" officeooo:paragraph-rsid="001a0726"/>
    </style:style>
    <style:style style:name="P2" style:family="paragraph" style:parent-style-name="Standard">
      <style:text-properties officeooo:rsid="001b584d" officeooo:paragraph-rsid="001b584d"/>
    </style:style>
    <style:style style:name="P3" style:family="paragraph" style:parent-style-name="Standard">
      <style:text-properties officeooo:rsid="001ca987" officeooo:paragraph-rsid="001ca987"/>
    </style:style>
    <style:style style:name="P4" style:family="paragraph" style:parent-style-name="Standard">
      <style:text-properties officeooo:rsid="001de6c2" officeooo:paragraph-rsid="001de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éfinir le gain exponentiel</text:p>
      <text:p text:style-name="P4">linéaire: a(x-T0)+1</text:p>
      <text:p text:style-name="P3">exp(ax-t0) t0: début</text:p>
      <text:p text:style-name="P3">b = t0</text:p>
      <text:p text:style-name="P1">- Filtre passe bas:</text:p>
      <text:p text:style-name="P1"/>
      <text:p text:style-name="P1">- Filtre passe haut:</text:p>
      <text:p text:style-name="P2">23.051 Dossier/ Mesure</text:p>
      <text:p text:style-name="P2">DZT binaire 32 ou 16 c’est du 32 normalement</text:p>
      <text:p text:style-name="P2">DZX xml</text:p>
      <text:p text:style-name="P2">lib lecture dzx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1:01:16.987735805</meta:creation-date>
    <dc:date>2023-06-06T22:49:57.607021624</dc:date>
    <meta:editing-duration>PT3H14M40S</meta:editing-duration>
    <meta:editing-cycles>1</meta:editing-cycles>
    <meta:document-statistic meta:table-count="0" meta:image-count="0" meta:object-count="0" meta:page-count="1" meta:paragraph-count="10" meta:word-count="38" meta:character-count="201" meta:non-whitespace-character-count="173"/>
    <meta:generator>LibreOffice/7.3.7.2$Linux_X86_64 LibreOffice_project/30$Build-2</meta:generator>
  </office:meta>
</office:document-meta>
</file>